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.04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Source Sans Pro" fo:font-size="10pt"/>
    </style:style>
    <style:style style:name="T1" style:family="text">
      <style:text-properties style:font-name="Source Sans Pr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1cm" svg:height="0.635cm" svg:x="9.8cm" svg:y="4.765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84cm" svg:height="0.635cm" svg:x="7.26cm" svg:y="6.745cm">
          <text:p text:style-name="P1"><text:span text:style-name="T1">main_factori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5cm" svg:y1="5.4cm" svg:x2="8.68cm" svg:y2="6.745cm" draw:start-shape="id1" draw:start-glue-point="2" draw:end-shape="id2" draw:end-glue-point="0" svg:d="M10350 5400l-1670 1345" svg:viewBox="0 0 1671 1346">
          <text:p/>
        </draw:connector>
        <draw:custom-shape draw:style-name="gr4" draw:text-style-name="P2" xml:id="id3" draw:id="id3" draw:layer="layout" svg:width="1.54cm" svg:height="0.635cm" svg:x="10.46cm" svg:y="6.74cm">
          <text:p text:style-name="P1"><text:span text:style-name="T1">main_L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54cm" svg:height="0.635cm" svg:x="12.36cm" svg:y="6.74cm">
          <text:p text:style-name="P1"><text:span text:style-name="T1">main_L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5cm" svg:y1="5.4cm" svg:x2="11.23cm" svg:y2="6.74cm" draw:start-shape="id1" draw:start-glue-point="2" draw:end-shape="id3" draw:end-glue-point="0" svg:d="M10350 5400l880 1340" svg:viewBox="0 0 881 1341">
          <text:p/>
        </draw:connector>
        <draw:connector draw:style-name="gr3" draw:text-style-name="P3" draw:layer="layout" draw:type="line" svg:x1="10.35cm" svg:y1="5.4cm" svg:x2="13.13cm" svg:y2="6.74cm" draw:start-shape="id1" draw:start-glue-point="2" draw:end-shape="id4" draw:end-glue-point="0" svg:d="M10350 5400l2780 1340" svg:viewBox="0 0 2781 1341">
          <text:p/>
        </draw:connector>
        <draw:custom-shape draw:style-name="gr2" draw:text-style-name="P2" xml:id="id5" draw:id="id5" draw:layer="layout" svg:width="2.84cm" svg:height="0.635cm" svg:x="7.26cm" svg:y="8.545cm">
          <text:p text:style-name="P1"><text:span text:style-name="T1">main_factorial_L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8cm" svg:y1="7.38cm" svg:x2="8.68cm" svg:y2="8.545cm" draw:start-shape="id2" draw:start-glue-point="2" draw:end-shape="id5" draw:end-glue-point="0" svg:d="M8680 7380v1165" svg:viewBox="0 0 1 11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51M14S</meta:editing-duration>
    <meta:editing-cycles>24</meta:editing-cycles>
    <meta:generator>LibreOffice/6.1.0.3$MacOSX_X86_64 LibreOffice_project/efb621ed25068d70781dc026f7e9c5187a4decd1</meta:generator>
    <dc:date>2018-08-25T19:09:34.931105312</dc:date>
    <meta:document-statistic meta:object-count="9"/>
  </office:meta>
</office:document-meta>
</file>